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here to Find Documentation</text:h>
      <text:p text:style-name="Text_20_body"><text:a xlink:type="simple" xlink:href="https://docs.ruby-lang.org/en/" text:style-name="Internet_20_link" text:visited-style-name="Visited_20_Internet_20_Link"/></text:p>
      <text:p text:style-name="Text_20_body"><text:a xlink:type="simple" xlink:href="https://docs.ruby-lang.org/en/" text:style-name="Internet_20_link" text:visited-style-name="Visited_20_Internet_20_Link">https://docs.ruby-lang.org/en/</text:a></text:p>
      <text:p text:style-name="Text_20_body">or</text:p>
      <text:p text:style-name="Text_20_body"><text:a xlink:type="simple" xlink:href="http://ruby-doc.org/" text:style-name="Internet_20_link" text:visited-style-name="Visited_20_Internet_20_Link">http://ruby-doc.org</text:a></text:p>
      <text:p text:style-name="Text_20_body"/>
      <text:h text:style-name="Heading_20_4" text:outline-level="4">Discussion</text:h>
      <text:p text:style-name="Text_20_body">Until recently, <text:a xlink:type="simple" xlink:href="http://ruby-doc.org/" text:style-name="Internet_20_link" text:visited-style-name="Visited_20_Internet_20_Link">http://ruby-doc.org</text:a> was the primary source for Ruby docs, and most of our answers and course material use it. However, recently, things have changed and now <text:a xlink:type="simple" xlink:href="https://docs.ruby-lang.org/en/" text:style-name="Internet_20_link" text:visited-style-name="Visited_20_Internet_20_Link">https://docs.ruby-lang.org/en/</text:a> is the preferred choice, so we encourage you to use it instead. However, don't worry if you find links to the older documentation in our material; the content is almost always identical.</text:p>
      <text:p text:style-name="Text_20_body">The core API consists of all of the classes and modules that are available to your ruby programs without having to specifically require them in your program. This includes the <text:span text:style-name="Source_20_Text">Object</text:span>, <text:span text:style-name="Source_20_Text">String</text:span>, <text:span text:style-name="Source_20_Text">Array</text:span>, and <text:span text:style-name="Source_20_Text">Hash</text:span> classes, as well as the <text:span text:style-name="Source_20_Text">Kernel</text:span> and <text:span text:style-name="Source_20_Text">Enumerable</text:span> modules and many other classes and modules you will need often.</text:p>
      <text:p text:style-name="Text_20_body">The standard library API consists of a number of classes and modules that are provided by your ruby distribution, but that need to be specifically imported into your program with <text:span text:style-name="Source_20_Text">require</text:span>. This includes the <text:span text:style-name="Source_20_Text">Set</text:span>, <text:span text:style-name="Source_20_Text">Date</text:span>, <text:span text:style-name="Source_20_Text">JSON</text:span>, and <text:span text:style-name="Source_20_Text">YAML</text:span> classes, and the <text:span text:style-name="Source_20_Text">Singleton</text:span> and <text:span text:style-name="Source_20_Text">Find</text:span> modules. Most of these you won't encounter during your earliest days with ruby, but will become more familiar with time and experience.</text:p>
      <text:p text:style-name="Text_20_body">There is no separate section that discusses the ruby language itself. Some of what people think of as "the language" are actually methods in the <text:span text:style-name="Source_20_Text">Kernel</text:span> module or <text:span text:style-name="Source_20_Text">Object</text:span> class, including <text:span text:style-name="Source_20_Text">loop</text:span>, <text:span text:style-name="Source_20_Text">exit</text:span>, <text:span text:style-name="Source_20_Text">fail</text:span>, <text:span text:style-name="Source_20_Text">gets</text:span> and <text:span text:style-name="Source_20_Text">require</text:span>. The rest of the language, such as basic syntax, control methods (<text:span text:style-name="Source_20_Text">while</text:span>, <text:span text:style-name="Source_20_Text">until</text:span>, <text:span text:style-name="Source_20_Text">if</text:span>, <text:span text:style-name="Source_20_Text">unless</text:span>, <text:span text:style-name="Source_20_Text">case</text:span>, <text:span text:style-name="Source_20_Text">break</text:span>, <text:span text:style-name="Source_20_Text">next</text:span>) operators, methods, and much more is tucked away in the core API documentation.</text:p>
      <text:p text:style-name="Text_20_body">Note that the documentation effort is not complete; there are still a number of items that are not covered or are inadequately covered. However, it remains the most complete and up-to-date documentation availabl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45:13.106517720</meta:creation-date>
    <dc:date>2023-03-27T16:47:10.103474037</dc:date>
    <meta:editing-duration>PT1M57S</meta:editing-duration>
    <meta:editing-cycles>2</meta:editing-cycles>
    <meta:generator>LibreOffice/7.4.3.2$Linux_X86_64 LibreOffice_project/1048a8393ae2eeec98dff31b5c133c5f1d08b890</meta:generator>
    <meta:document-statistic meta:table-count="0" meta:image-count="0" meta:object-count="0" meta:page-count="1" meta:paragraph-count="10" meta:word-count="290" meta:character-count="1822" meta:non-whitespace-character-count="1542"/>
  </office:meta>
</office:document-meta>
</file>